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instalowanie StarOffice obak zainstalowanej już starszej wersji tego programe nie jest żadnym problemem. Jeśli jednak zechcesz później <text:s/>któr¹ś z zainstalowanych na twoim wersji StarOffice, uruchom ponownie program instalacyjny znajdujacej się na komputerze wersji StarOffice i wybierz opcję "Naprawa". Tylko w ten sposób usuniete ewentualnie z rejestracji wpisy zostaną ponownie zapisane.</text:p>
      <text:p text:style-name="Standard"/>
      <text:p text:style-name="Standard">Zainstalowanie StarOffice obak zainstalowanej już starszej wersji tego programe nie jest żadnym problemem. Jeśli jednak zechcesz później <text:s/>któr¹ś z zainstalowanych na twoim wersji StarOffice, uruchom ponownie program instalacyjny znajdujacej się na komputerze wersji StarOffice i wybierz opcję "Naprawa". Tylko w ten sposób usuniete ewentualnie z rejestracji wpisy zostaną ponownie zapisane.</text:p>
      <text:p text:style-name="Standard"/>
      <text:p text:style-name="Standard">Zainstalowanie StarOffice obak zainstalowanej już starszej wersji tego programe nie jest żadnym problemem. Jeśli jednak zechcesz później <text:s/>któr¹ś z zainstalowanych na twoim wersji StarOffice, uruchom ponownie program instalacyjny znajdujacej się na komputerze wersji StarOffice i wybierz opcję "Naprawa". Tylko w ten sposób usuniete ewentualnie z rejestracji wpisy zostaną ponownie zapisa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pl" fo:country="PL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Helge Delfs</meta:initial-creator>
    <meta:creation-date>2000-06-09T09:56:17</meta:creation-date>
    <dc:creator>Helge Delfs</dc:creator>
    <dc:date>2000-06-09T10:03:14</dc:date>
    <dc:language>pl-PL</dc:language>
    <meta:editing-cycles>2</meta:editing-cycles>
    <meta:editing-duration>PT6M57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3" meta:word-count="156" meta:character-count="1170"/>
  </office:meta>
</office:document-meta>
</file>